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afa" officeooo:paragraph-rsid="00062a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ommands</text:p>
      <text:p text:style-name="P1"/>
      <text:p text:style-name="P1">git init</text:p>
      <text:p text:style-name="P1">git status</text:p>
      <text:p text:style-name="P1">git add &lt;File_Name&gt;</text:p>
      <text:p text:style-name="P1">git commit -m &lt;message&gt;</text:p>
      <text:p text:style-name="P1">git diff &lt;File_name&gt;</text:p>
      <text:p text:style-name="P1">git log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6:10:34.581398672</meta:creation-date>
    <dc:date>2021-09-24T16:15:43.077032498</dc:date>
    <meta:editing-duration>PT5M11S</meta:editing-duration>
    <meta:editing-cycles>1</meta:editing-cycles>
    <meta:document-statistic meta:table-count="0" meta:image-count="0" meta:object-count="0" meta:page-count="1" meta:paragraph-count="7" meta:word-count="18" meta:character-count="99" meta:non-whitespace-character-count="88"/>
    <meta:generator>LibreOffice/6.4.7.2$Linux_X86_64 LibreOffice_project/40$Build-2</meta:generator>
  </office:meta>
</office:document-meta>
</file>